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3.111cm" fo:margin-left="1.08cm" fo:margin-top="0cm" fo:margin-bottom="0cm" table:align="left" style:writing-mode="lr-tb"/>
    </style:style>
    <style:style style:name="Table1.A" style:family="table-column">
      <style:table-column-properties style:column-width="5.92cm"/>
    </style:style>
    <style:style style:name="Table1.B" style:family="table-column">
      <style:table-column-properties style:column-width="7.1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2.224cm" fo:keep-together="auto"/>
    </style:style>
    <style:style style:name="Table1.3" style:family="table-row">
      <style:table-row-properties style:min-row-height="3.071cm" fo:keep-together="auto"/>
    </style:style>
    <style:style style:name="Table1.4" style:family="table-row">
      <style:table-row-properties style:min-row-height="2.443cm" fo:keep-together="auto"/>
    </style:style>
    <style:style style:name="Table1.5" style:family="table-row">
      <style:table-row-properties style:min-row-height="3.23cm" fo:keep-together="auto"/>
    </style:style>
    <style:style style:name="Table2" style:family="table">
      <style:table-properties style:width="13.111cm" fo:margin-left="1.08cm" fo:margin-top="0cm" fo:margin-bottom="0cm" table:align="left" style:writing-mode="lr-tb"/>
    </style:style>
    <style:style style:name="Table2.A" style:family="table-column">
      <style:table-column-properties style:column-width="6.671cm"/>
    </style:style>
    <style:style style:name="Table2.B" style:family="table-column">
      <style:table-column-properties style:column-width="6.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822cm" fo:keep-together="auto"/>
    </style:style>
    <style:style style:name="Table2.3" style:family="table-row">
      <style:table-row-properties style:min-row-height="2.89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/>
      <style:text-properties fo:font-weight="bold" officeooo:paragraph-rsid="000c4510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id" fo:country="ID" fo:font-weight="bold" officeooo:paragraph-rsid="0020d9da" style:letter-kerning="false" style:font-name-asian="Calibri" style:font-size-asian="12pt" style:language-asian="en" style:country-asian="US" style:font-weight-asian="bold" style:font-name-complex="Times New Roman2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id" fo:country="ID" fo:font-weight="bold" officeooo:paragraph-rsid="0020d9da" style:letter-kerning="false" style:font-name-asian="Calibri" style:font-size-asian="12pt" style:language-asian="en" style:country-asian="US" style:font-weight-asian="bold" style:font-name-complex="Times New Roman2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Times New Roman1" fo:font-size="12pt" fo:language="id" fo:country="ID" officeooo:paragraph-rsid="0020d9da" style:letter-kerning="false" style:font-name-asian="Calibri" style:font-size-asian="12pt" style:language-asian="en" style:country-asian="US" style:font-name-complex="Times New Roman2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1pt" fo:language="id" fo:country="ID" officeooo:paragraph-rsid="0020d9da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1pt" fo:language="id" fo:country="ID" fo:font-weight="bold" officeooo:paragraph-rsid="0020d9da" style:letter-kerning="false" style:font-name-asian="Calibri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20d9d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weight="bold" officeooo:paragraph-rsid="0020d9da" style:font-weight-asian="bold" style:font-weight-complex="bold"/>
    </style:style>
    <style:style style:name="P11" style:family="paragraph" style:parent-style-name="JUDUL">
      <style:text-properties fo:font-weight="normal" style:font-weight-asian="normal" style:font-weight-complex="normal"/>
    </style:style>
    <style:style style:name="P12" style:family="paragraph" style:parent-style-name="JUDUL">
      <style:text-properties fo:font-weight="normal" officeooo:rsid="001462fe" officeooo:paragraph-rsid="001462fe" style:font-weight-asian="normal" style:font-weight-complex="normal"/>
    </style:style>
    <style:style style:name="P13" style:family="paragraph" style:parent-style-name="JUDUL">
      <style:text-properties fo:font-weight="normal" officeooo:rsid="0019a6da" officeooo:paragraph-rsid="0019a6da" style:font-weight-asian="normal" style:font-weight-complex="normal"/>
    </style:style>
    <style:style style:name="P14" style:family="paragraph" style:parent-style-name="JUDUL">
      <style:text-properties fo:font-weight="normal" officeooo:rsid="0010b16f" officeooo:paragraph-rsid="0010b16f" style:font-weight-asian="normal" style:font-name-complex="Times New Roman2" style:font-size-complex="12pt" style:font-weight-complex="normal"/>
    </style:style>
    <style:style style:name="P15" style:family="paragraph" style:parent-style-name="JUDUL">
      <style:text-properties fo:font-weight="normal" officeooo:rsid="0015868f" officeooo:paragraph-rsid="0015868f" style:font-weight-asian="normal" style:font-name-complex="Times New Roman2" style:font-size-complex="12pt" style:font-weight-complex="normal"/>
    </style:style>
    <style:style style:name="P16" style:family="paragraph" style:parent-style-name="JUDUL">
      <style:text-properties fo:font-weight="bold" officeooo:rsid="001462fe" officeooo:paragraph-rsid="001462fe" style:font-weight-asian="bold" style:font-weight-complex="bold"/>
    </style:style>
    <style:style style:name="P17" style:family="paragraph" style:parent-style-name="JUDUL">
      <style:text-properties fo:font-weight="bold" style:font-weight-asian="bold" style:font-name-complex="Times New Roman2" style:font-weight-complex="bold"/>
    </style:style>
    <style:style style:name="P18" style:family="paragraph" style:parent-style-name="JUDUL">
      <style:paragraph-properties fo:text-align="center" style:justify-single-word="false"/>
      <style:text-properties fo:font-weight="bold" officeooo:rsid="001f3cc2" officeooo:paragraph-rsid="001f3cc2" style:font-weight-asian="bold" style:font-name-complex="Times New Roman2" style:font-weight-complex="bold"/>
    </style:style>
    <style:style style:name="P19" style:family="paragraph" style:parent-style-name="JUDUL">
      <style:paragraph-properties fo:text-align="start" style:justify-single-word="false"/>
      <style:text-properties fo:font-weight="bold" officeooo:rsid="001f3cc2" officeooo:paragraph-rsid="001f3cc2" style:font-weight-asian="bold" style:font-name-complex="Times New Roman2" style:font-weight-complex="bold"/>
    </style:style>
    <style:style style:name="P20" style:family="paragraph" style:parent-style-name="JUDUL">
      <style:text-properties officeooo:rsid="0012d29d" officeooo:paragraph-rsid="0012d29d"/>
    </style:style>
    <style:style style:name="P21" style:family="paragraph" style:parent-style-name="JUDUL">
      <style:text-properties officeooo:rsid="001a601c" officeooo:paragraph-rsid="001a601c"/>
    </style:style>
    <style:style style:name="P22" style:family="paragraph" style:parent-style-name="JUDUL">
      <style:paragraph-properties fo:text-align="center" style:justify-single-word="false" fo:break-before="page"/>
      <style:text-properties fo:font-weight="bold" officeooo:rsid="001f3cc2" officeooo:paragraph-rsid="001f3cc2" style:font-weight-asian="bold" style:font-name-complex="Times New Roman2" style:font-weight-complex="bold"/>
    </style:style>
    <style:style style:name="P23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1.27cm" style:auto-text-indent="false"/>
      <style:text-properties style:font-name="Times New Roman1" fo:font-size="11pt" fo:language="id" fo:country="ID" officeooo:rsid="0020d9da" officeooo:paragraph-rsid="0020d9da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bold" officeooo:rsid="001f3cc2" officeooo:paragraph-rsid="0020d9da" style:font-size-asian="12pt" style:font-weight-asian="bold" style:font-name-complex="Times New Roman2" style:font-weight-complex="bold"/>
    </style:style>
    <style:style style:name="P25" style:family="paragraph" style:parent-style-name="JUDUL" style:list-style-name="L4">
      <style:text-properties fo:font-weight="normal" officeooo:rsid="0012d29d" officeooo:paragraph-rsid="0012d29d" style:font-weight-asian="normal" style:font-weight-complex="normal"/>
    </style:style>
    <style:style style:name="P26" style:family="paragraph" style:parent-style-name="JUDUL" style:list-style-name="L6">
      <style:paragraph-properties fo:text-align="start" style:justify-single-word="false" fo:break-before="page"/>
      <style:text-properties fo:font-weight="bold" officeooo:rsid="0020d9da" officeooo:paragraph-rsid="0020d9da" style:font-weight-asian="bold" style:font-name-complex="Times New Roman2" style:font-weight-complex="bold"/>
    </style:style>
    <style:style style:name="P27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9"/>
      <style:text-properties fo:font-weight="bold" officeooo:paragraph-rsid="000c4510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id" fo:country="ID" fo:font-weight="bold" officeooo:paragraph-rsid="0020d9da" style:letter-kerning="false" style:font-name-asian="Calibri" style:font-size-asian="12pt" style:language-asian="en" style:country-asian="US" style:font-weight-asian="bold" style:font-name-complex="Times New Roman2" style:font-size-complex="11pt" style:language-complex="ar" style:country-complex="SA"/>
    </style:style>
    <style:style style:name="P29" style:family="paragraph" style:parent-style-name="Standard" style:list-style-name="L5">
      <style:text-properties style:font-name="Times New Roman1" fo:font-size="12pt" fo:font-weight="bold" officeooo:paragraph-rsid="0020d9da" style:font-size-asian="12pt" style:font-weight-asian="bold" style:font-name-complex="Times New Roman2"/>
    </style:style>
    <style:style style:name="P30" style:family="paragraph" style:parent-style-name="Standard" style:list-style-name="L5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1.27cm" style:auto-text-indent="false"/>
      <style:text-properties style:font-name="Times New Roman1" fo:font-size="11pt" fo:language="id" fo:country="ID" officeooo:paragraph-rsid="0020d9da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31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1.27cm" style:auto-text-indent="false"/>
      <style:text-properties style:font-name="Times New Roman1" fo:font-size="11pt" fo:language="id" fo:country="ID" officeooo:paragraph-rsid="0020d9da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32" style:family="paragraph" style:parent-style-name="Sub_20_Judul" style:list-style-name="L1"/>
    <style:style style:name="P33" style:family="paragraph" style:parent-style-name="Sub_20_Judul" style:list-style-name="L1">
      <style:text-properties officeooo:rsid="000e1d3c" officeooo:paragraph-rsid="000e1d3c"/>
    </style:style>
    <style:style style:name="P34" style:family="paragraph" style:parent-style-name="Sub_20_Judul" style:list-style-name="L2"/>
    <style:style style:name="P35" style:family="paragraph" style:parent-style-name="Sub_20_Judul" style:list-style-name="L2">
      <style:text-properties officeooo:rsid="0010ed69" officeooo:paragraph-rsid="0010ed69"/>
    </style:style>
    <style:style style:name="P36" style:family="paragraph" style:parent-style-name="Sub_20_Judul" style:list-style-name="L2">
      <style:text-properties officeooo:rsid="0012b1a4" officeooo:paragraph-rsid="0012b1a4"/>
    </style:style>
    <style:style style:name="P37" style:family="paragraph" style:parent-style-name="Sub_20_Judul" style:list-style-name="L3">
      <style:text-properties officeooo:rsid="0012d29d" officeooo:paragraph-rsid="0012d29d"/>
    </style:style>
    <style:style style:name="P38" style:family="paragraph" style:parent-style-name="Sub_20_Judul" style:list-style-name="L3">
      <style:text-properties officeooo:rsid="001c4e50" officeooo:paragraph-rsid="001c4e50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Times New Roman2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officeooo:rsid="0015868f" style:font-name-complex="Times New Roman2" style:font-size-complex="12pt"/>
    </style:style>
    <style:style style:name="T5" style:family="text">
      <style:text-properties fo:language="id" fo:country="ID" style:font-name-complex="Times New Roman2" style:font-size-complex="12pt"/>
    </style:style>
    <style:style style:name="T6" style:family="text">
      <style:text-properties style:use-window-font-color="true" loext:opacity="0%" style:font-name="Times New Roman" fo:font-size="12pt" fo:language="en" fo:country="US" officeooo:rsid="000c4510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1e5509" style:letter-kerning="false" style:font-name-asian="Calibri" style:font-size-asian="12pt" style:language-asian="en" style:country-asian="US" style:font-name-complex="Arial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fo:font-weight="normal" officeooo:rsid="0010ed69" style:letter-kerning="false" style:font-name-asian="Calibri" style:font-size-asian="12pt" style:language-asian="en" style:country-asian="US" style:font-weight-asian="normal" style:font-name-complex="Ari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" fo:font-size="12pt" fo:language="id" fo:country="ID" officeooo:rsid="0010b16f" style:letter-kerning="false" style:font-name-asian="Calibri" style:font-size-asian="12pt" style:language-asian="en" style:country-asian="US" style:font-name-complex="Times New Roman2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id" fo:country="ID" fo:font-weight="bold" officeooo:rsid="0010b16f" style:letter-kerning="false" style:font-name-asian="Calibri" style:font-size-asian="12pt" style:language-asian="en" style:country-asian="US" style:font-weight-asian="bold" style:font-name-complex="Times New Roman2" style:font-size-complex="12pt" style:language-complex="ar" style:country-complex="SA" style:font-weight-complex="bold"/>
    </style:style>
    <style:style style:name="T11" style:family="text">
      <style:text-properties officeooo:rsid="000eba03"/>
    </style:style>
    <style:style style:name="T12" style:family="text">
      <style:text-properties officeooo:rsid="000f49d2"/>
    </style:style>
    <style:style style:name="T13" style:family="text">
      <style:text-properties officeooo:rsid="0010ed69"/>
    </style:style>
    <style:style style:name="T14" style:family="text">
      <style:text-properties officeooo:rsid="0015868f"/>
    </style:style>
    <style:style style:name="T15" style:family="text">
      <style:text-properties officeooo:rsid="001e5509"/>
    </style:style>
    <style:style style:name="T16" style:family="text">
      <style:text-properties style:font-name="Times New Roman1" fo:font-size="12pt" fo:language="id" fo:country="ID" style:letter-kerning="false" style:font-name-asian="Calibri" style:font-size-asian="12pt" style:language-asian="en" style:country-asian="US" style:font-name-complex="Times New Roman2" style:font-size-complex="11pt" style:language-complex="ar" style:country-complex="SA"/>
    </style:style>
    <style:style style:name="T17" style:family="text">
      <style:text-properties style:font-name="Times New Roman1" fo:font-size="12pt" fo:language="id" fo:country="ID" fo:font-style="italic" style:letter-kerning="false" style:font-name-asian="Calibri" style:font-size-asian="12pt" style:language-asian="en" style:country-asian="US" style:font-style-asian="italic" style:font-name-complex="Times New Roman2" style:font-size-complex="11pt" style:language-complex="ar" style:country-complex="SA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210a77"/>
    </style:style>
    <style:style style:name="T20" style:family="text">
      <style:text-properties officeooo:rsid="00228deb"/>
    </style:style>
    <style:style style:name="T21" style:family="text">
      <style:text-properties officeooo:rsid="002462d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03cm" fo:margin-left="2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03cm" fo:margin-left="2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0.24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.018cm" fo:margin-top="0.176cm" fo:margin-bottom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0.497cm" fo:min-width="0.325cm" fo:padding-top="0.125cm" fo:padding-bottom="0.125cm" fo:padding-left="0.25cm" fo:padding-right="0.25cm" fo:wrap-option="wrap" fo:margin-left="0cm" fo:margin-right="0.018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0.081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.018cm" fo:margin-top="0.176cm" fo:margin-bottom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5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0.572cm" fo:min-width="1.379cm" fo:padding-top="0.125cm" fo:padding-bottom="0.125cm" fo:padding-left="0.25cm" fo:padding-right="0.25cm" fo:wrap-option="wrap" fo:margin-left="0cm" fo:margin-right="0.044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0.466cm" fo:min-width="1.247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0.213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style:run-through="foreground"/>
    </style:style>
    <style:style style:name="gr9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0.497cm" fo:min-width="0.379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0.161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style:run-through="foreground"/>
    </style:style>
    <style:style style:name="gr11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1.44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.229cm" fo:margin-right="0.229cm" fo:margin-top="0.018cm" fo:margin-bottom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2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1.44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3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1.589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.123cm" fo:margin-right="0cm" fo:margin-top="0.176cm" fo:margin-bottom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4" style:family="graphic">
      <style:graphic-properties draw:stroke="solid" svg:stroke-width="0.071cm" svg:stroke-color="#000000" draw:marker-end="msArrowOpenEnd_20_5_20_71" draw:marker-end-width="0.249cm" draw:marker-end-center="false" svg:stroke-linecap="butt" draw:fill="none" draw:textarea-vertical-align="top" draw:auto-grow-height="false" fo:min-height="0cm" fo:min-width="1.774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fo:margin-left="0cm" fo:margin-right="0.018cm" fo:margin-top="0.176cm" fo:margin-bottom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5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1.323cm" fo:min-width="1.501cm" fo:padding-top="0.125cm" fo:padding-bottom="0.125cm" fo:padding-left="0.25cm" fo:padding-right="0.25cm" fo:wrap-option="wrap" fo:margin-left="0cm" fo:margin-right="0.044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6" style:family="graphic">
      <style:graphic-properties draw:stroke="solid" svg:stroke-width="0.071cm" svg:stroke-color="#000000" svg:stroke-linecap="butt" draw:fill="solid" draw:fill-color="#ffffff" draw:textarea-vertical-align="top" draw:auto-grow-height="false" fo:min-height="1.074cm" fo:min-width="2.967cm" fo:padding-top="0.125cm" fo:padding-bottom="0.125cm" fo:padding-left="0.25cm" fo:padding-right="0.25cm" fo:wrap-option="wrap" fo:margin-left="0cm" fo:margin-right="0.044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AFTAR <text:span text:style-name="T6">ISI</text:span></text:p>
      <text:p text:style-name="P3"/>
      <text:p text:style-name="JUDUL">HALAMAN JUDUL</text:p>
      <text:p text:style-name="JUDUL">HALAMAN PENGESAHAN DEKAN<text:tab/> <text:span text:style-name="T11">ii</text:span></text:p>
      <text:p text:style-name="JUDUL">HALAMAN PENGESAHAN PEMBIMBING<text:tab/> <text:span text:style-name="T11">iii</text:span></text:p>
      <text:p text:style-name="JUDUL">ABSTRAK<text:tab/> <text:span text:style-name="T11">iv</text:span></text:p>
      <text:p text:style-name="JUDUL">ABSTRACT<text:tab/> <text:span text:style-name="T11">v</text:span></text:p>
      <text:p text:style-name="JUDUL">KATA PENGANTAR<text:tab/> <text:span text:style-name="T11">vi</text:span></text:p>
      <text:p text:style-name="JUDUL">DAFTAR ISI<text:tab/> <text:span text:style-name="T11">vi</text:span><text:span text:style-name="T19">i</text:span><text:span text:style-name="T11">i</text:span></text:p>
      <text:p text:style-name="P21">DAFTAR SIMBOL<text:tab/> <text:span text:style-name="T19">x</text:span></text:p>
      <text:p text:style-name="JUDUL">DAFTAR GAMBAR<text:tab/> <text:span text:style-name="T19">xii</text:span></text:p>
      <text:p text:style-name="JUDUL">BAB I PENDAHULUAN</text:p>
      <text:list xml:id="list425812194" text:style-name="L1">
        <text:list-item>
          <text:p text:style-name="P32">Latar Belakang<text:tab/> <text:span text:style-name="T12">1</text:span></text:p>
        </text:list-item>
        <text:list-item>
          <text:p text:style-name="P33">Tujuan dan Manfaat<text:tab/> <text:span text:style-name="T12">2</text:span></text:p>
        </text:list-item>
        <text:list-item>
          <text:p text:style-name="P33">Waktu dan Tempat<text:tab/> <text:span text:style-name="T12">3</text:span></text:p>
        </text:list-item>
      </text:list>
      <text:p text:style-name="JUDUL">BAB II TINJAUAN PUSTAKA</text:p>
      <text:list xml:id="list3266503224" text:style-name="L2">
        <text:list-item>
          <text:p text:style-name="P35">Deskripsi Teoritik<text:tab/> 4</text:p>
          <text:list>
            <text:list-item>
              <text:p text:style-name="P34"><text:span text:style-name="T8">Definisi Sistem</text:span><text:span text:style-name="T13"><text:tab/> 4</text:span></text:p>
            </text:list-item>
            <text:list-item>
              <text:p text:style-name="P36">Definisi Analisis Sistem<text:tab/> 7</text:p>
            </text:list-item>
            <text:list-item>
              <text:p text:style-name="P36">Pengertian Informasi<text:tab/> 8</text:p>
            </text:list-item>
            <text:list-item>
              <text:p text:style-name="P36">Definisi Sistem Informasi Pembangunan Daerah (SIPD)<text:tab/> 8</text:p>
            </text:list-item>
            <text:list-item>
              <text:p text:style-name="P36">Analisa Terstruktur<text:tab/> 9</text:p>
            </text:list-item>
          </text:list>
        </text:list-item>
        <text:list-item>
          <text:p text:style-name="P35">Tinjauan Organisasi<text:tab/> 11</text:p>
          <text:list>
            <text:list-item>
              <text:p text:style-name="P36">Sejarah Singkat Organisasi<text:tab/> 11</text:p>
            </text:list-item>
            <text:list-item>
              <text:p text:style-name="P36">Struktur Organisasi<text:tab/> 13</text:p>
            </text:list-item>
            <text:list-item>
              <text:p text:style-name="P36"><text:soft-page-break/>Tugas dan Wewenang<text:tab/> 13</text:p>
            </text:list-item>
          </text:list>
        </text:list-item>
      </text:list>
      <text:p text:style-name="P20">BAB III ANALISIS SISTEM</text:p>
      <text:list xml:id="list1209515430" text:style-name="L3">
        <text:list-item>
          <text:p text:style-name="P37">Metode Analisa Sistem<text:tab/> 46</text:p>
          <text:list>
            <text:list-item>
              <text:p text:style-name="P38">Metode Penelitian Lapangan<text:tab/> 46</text:p>
            </text:list-item>
          </text:list>
        </text:list-item>
        <text:list-item>
          <text:p text:style-name="P37">Analisa Proses Sistem<text:tab/> 46</text:p>
          <text:list>
            <text:list-item>
              <text:p text:style-name="P37">Prosedur Sistem Informasi Pembangunan Daerah<text:tab/> 46</text:p>
            </text:list-item>
            <text:list-item>
              <text:p text:style-name="P37">Diagram Konteks Sistem berjalan<text:tab/> 47</text:p>
            </text:list-item>
            <text:list-item>
              <text:p text:style-name="P37">Diagram Overview Sistem Berjalan<text:tab/> 48</text:p>
            </text:list-item>
            <text:list-item>
              <text:p text:style-name="P37">Diagram Rinci Proses 1.0 Sistem Berjalan<text:tab/> 50</text:p>
            </text:list-item>
            <text:list-item>
              <text:p text:style-name="P37">Diagram Rinci Proses 2.0 Sistem Berjalan<text:tab/> 50</text:p>
            </text:list-item>
            <text:list-item>
              <text:p text:style-name="P37">Diagram Rinci Proses 3.0 Sistem Berjalan<text:tab/> 51</text:p>
            </text:list-item>
          </text:list>
        </text:list-item>
      </text:list>
      <text:p text:style-name="P20">BAB IV PENUTUP</text:p>
      <text:list xml:id="list3697950374" text:style-name="L4">
        <text:list-item>
          <text:p text:style-name="P25">Kesimpulan<text:tab/> 52</text:p>
        </text:list-item>
        <text:list-item>
          <text:p text:style-name="P25">Saran<text:tab/> 52</text:p>
        </text:list-item>
      </text:list>
      <text:p text:style-name="P16">DAFTAR PUSTAKA<text:tab/> <text:span text:style-name="T21">xiii</text:span></text:p>
      <text:p text:style-name="P12">Lampiran – A : <text:span text:style-name="T7">Surat Keterangan Riset</text:span></text:p>
      <text:p text:style-name="P13">Lampiran – B : <text:span text:style-name="T15">Kehadiran Pembimbing</text:span></text:p>
      <text:p text:style-name="P13">Lampiran – C : <text:span text:style-name="T15">Daftar Riwayat Hidup</text:span></text:p>
      <text:p text:style-name="Sub_20_Judul"/>
      <text:p text:style-name="P17"/>
      <text:p text:style-name="P22">DAFTAR SIMBOL</text:p>
      <text:p text:style-name="P18"/>
      <text:list xml:id="list2703605684" text:style-name="L5">
        <text:list-item>
          <text:p text:style-name="P29">Simbol DFD (Data Flow Diagram)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BENTUK SIMBOL</text:p>
          </table:table-cell>
          <table:table-cell table:style-name="Table1.A1" office:value-type="string">
            <text:p text:style-name="P4">KEGIATAN</text:p>
          </table:table-cell>
        </table:table-row>
        <table:table-row table:style-name="Table1.2">
          <table:table-cell table:style-name="Table1.A1" office:value-type="string">
            <text:p text:style-name="P23"><draw:custom-shape text:anchor-type="paragraph" draw:z-index="0" draw:name="Rectangle 1" draw:style-name="gr16" draw:text-style-name="P40" svg:width="3.467cm" svg:height="1.324cm" svg:x="1.238cm" svg:y="1.4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1.</text:p>
          </table:table-cell>
          <table:table-cell table:style-name="Table1.A1" office:value-type="string">
            <text:p text:style-name="P5">External Entity</text:p>
            <text:p text:style-name="P7"/>
            <text:p text:style-name="P6">Menggambarkan kesatuan yang ada di luar sistem berupa orang, organisasi, atau sistem lainnya yang akan memberikan <text:span text:style-name="T18">input</text:span> atau menerima <text:span text:style-name="T18">output.</text:span></text:p>
          </table:table-cell>
        </table:table-row>
        <table:table-row table:style-name="Table1.3">
          <table:table-cell table:style-name="Table1.A1" office:value-type="string">
            <text:list xml:id="list141041646112486" text:continue-numbering="true" text:style-name="L5">
              <text:list-item>
                <text:p text:style-name="P30"><draw:custom-shape text:anchor-type="paragraph" draw:z-index="1" draw:name="Oval 2" draw:style-name="gr15" draw:text-style-name="P40" svg:width="2.832cm" svg:height="2.223cm" svg:x="1.45cm" svg:y="0.58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  </text:list-item>
            </text:list>
          </table:table-cell>
          <table:table-cell table:style-name="Table1.A1" office:value-type="string">
            <text:p text:style-name="P5">PROSES</text:p>
            <text:p text:style-name="P7"/>
            <text:p text:style-name="P6">Menggambarkan suatu kegiatan atau kerja yang dilakukan oleh manusia atau komputer untuk mengolah <text:span text:style-name="T18">input </text:span>menjadi <text:span text:style-name="T18">output </text:span>yang dibutuhkan.</text:p>
          </table:table-cell>
        </table:table-row>
        <table:table-row table:style-name="Table1.4">
          <table:table-cell table:style-name="Table1.A1" office:value-type="string">
            <text:list xml:id="list141041842725635" text:continue-numbering="true" text:style-name="L5">
              <text:list-item>
                <text:p text:style-name="P30"><draw:custom-shape text:anchor-type="paragraph" draw:z-index="2" draw:name="Straight Arrow Connector 3" draw:style-name="gr14" draw:text-style-name="P39" svg:width="2.276cm" svg:height="0.003cm" svg:x="0.63cm" svg:y="0.88cm"><text:p/><draw:enhanced-geometry draw:mirror-horizontal="false" draw:mirror-vertical="false" svg:viewBox="0 0 21600 21600" draw:type="mso-spt32" draw:enhanced-path="M 0 0 L 21600 21600 N"/></draw:custom-shape><draw:custom-shape text:anchor-type="paragraph" draw:z-index="3" draw:name="Straight Arrow Connector 4" draw:style-name="gr13" draw:text-style-name="P39" svg:width="2.091cm" svg:height="0.003cm" svg:x="0.624cm" svg:y="1.674cm"><text:p/><draw:enhanced-geometry draw:mirror-horizontal="true" draw:mirror-vertical="false" svg:viewBox="0 0 21600 21600" draw:type="mso-spt32" draw:enhanced-path="M 0 0 L 21600 21600 N"/></draw:custom-shape><draw:custom-shape text:anchor-type="paragraph" draw:z-index="4" draw:name="Straight Arrow Connector 5" draw:style-name="gr12" draw:text-style-name="P39" svg:width="0.003cm" svg:height="1.694cm" svg:x="3.778cm" svg:y="0.506cm"><text:p/><draw:enhanced-geometry draw:mirror-horizontal="false" draw:mirror-vertical="true" svg:viewBox="0 0 21600 21600" draw:type="mso-spt32" draw:enhanced-path="M 0 0 L 21600 21600 N"/></draw:custom-shape><draw:custom-shape text:anchor-type="paragraph" draw:z-index="5" draw:name="Straight Arrow Connector 6" draw:style-name="gr11" draw:text-style-name="P39" svg:width="0.003cm" svg:height="1.694cm" svg:x="4.704cm" svg:y="0.51cm"><text:p/><draw:enhanced-geometry draw:mirror-horizontal="false" draw:mirror-vertical="false" svg:viewBox="0 0 21600 21600" draw:type="mso-spt32" draw:enhanced-path="M 0 0 L 21600 21600 N"/></draw:custom-shape></text:p>
              </text:list-item>
            </text:list>
          </table:table-cell>
          <table:table-cell table:style-name="Table1.A1" office:value-type="string">
            <text:p text:style-name="P5">DATA FLOW</text:p>
            <text:p text:style-name="P8"/>
            <text:p text:style-name="P9"><text:span text:style-name="T16">Menggunakan aliran </text:span><text:span text:style-name="T17">input</text:span><text:span text:style-name="T16"> atau</text:span><text:span text:style-name="T17"> output </text:span><text:span text:style-name="T16">diantara proses, data <text:s/>store dan external entity.</text:span></text:p>
          </table:table-cell>
        </table:table-row>
        <table:table-row table:style-name="Table1.5">
          <table:table-cell table:style-name="Table1.A1" office:value-type="string">
            <text:list xml:id="list141042205412733" text:continue-numbering="true" text:style-name="L5">
              <text:list-item>
                <text:p text:style-name="P30"><draw:line text:anchor-type="paragraph" draw:z-index="6" draw:name="Straight Connector 7" draw:style-name="gr1" draw:text-style-name="P39" svg:x1="0.868cm" svg:y1="0.746cm" svg:x2="4.281cm" svg:y2="0.747cm"><text:p/></draw:line><draw:line text:anchor-type="paragraph" draw:z-index="7" draw:name="Straight Connector 8" draw:style-name="gr1" draw:text-style-name="P39" svg:x1="0.868cm" svg:y1="1.515cm" svg:x2="4.281cm" svg:y2="1.541cm"><text:p/></draw:line></text:p>
              </text:list-item>
            </text:list>
          </table:table-cell>
          <table:table-cell table:style-name="Table1.A1" office:value-type="string">
            <text:p text:style-name="P5">DATA STORE</text:p>
            <text:p text:style-name="P8"/>
            <text:p text:style-name="P6">Merupakan suatu media atau alat untuk menyimpan data/mengambil data yang diperlukan.</text:p>
          </table:table-cell>
        </table:table-row>
      </table:table>
      <text:p text:style-name="P24"/>
      <text:p text:style-name="P19"/>
      <text:list xml:id="list2144325656" text:style-name="L6">
        <text:list-item>
          <text:p text:style-name="P26">Kardinalitas Relasi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SIMBOL</text:p>
          </table:table-cell>
          <table:table-cell table:style-name="Table2.A1" office:value-type="string">
            <text:p text:style-name="P4">KEGIATAN</text:p>
          </table:table-cell>
        </table:table-row>
        <table:table-row table:style-name="Table2.2">
          <table:table-cell table:style-name="Table2.A1" office:value-type="string">
            <text:list xml:id="list1133866979" text:style-name="WWNum5">
              <text:list-item>
                <text:p text:style-name="P31"><draw:g text:anchor-type="paragraph" draw:z-index="8" draw:name="DrawObject1" draw:style-name="gr6"><draw:custom-shape draw:name="Rectangle 9_1" draw:style-name="gr7" draw:text-style-name="P40" svg:width="1.747cm" svg:height="0.715cm" svg:x="0.048cm" svg:y="1.1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aight Arrow Connector 10_1" draw:style-name="gr8" draw:text-style-name="P39" svg:width="0.715cm" svg:height="0.003cm" svg:x="1.794cm" svg:y="1.498cm"><text:p/><draw:enhanced-geometry draw:mirror-horizontal="false" draw:mirror-vertical="false" svg:viewBox="0 0 21600 21600" draw:type="mso-spt32" draw:enhanced-path="M 0 0 L 21600 21600 N"/></draw:custom-shape><draw:custom-shape draw:name="Oval 11_1" draw:style-name="gr9" draw:text-style-name="P40" svg:width="1.244cm" svg:height="1.059cm" svg:x="2.509cm" svg:y="0.94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traight Arrow Connector 12_1" draw:style-name="gr10" draw:text-style-name="P39" svg:width="0.662cm" svg:height="0.003cm" svg:x="3.752cm" svg:y="1.471cm"><text:p/><draw:enhanced-geometry draw:mirror-horizontal="false" draw:mirror-vertical="false" svg:viewBox="0 0 21600 21600" draw:type="mso-spt32" draw:enhanced-path="M 0 0 L 21600 21600 N"/></draw:custom-shape><draw:custom-shape draw:name="Rectangle 13_1" draw:style-name="gr7" draw:text-style-name="P40" svg:width="1.747cm" svg:height="0.715cm" svg:x="4.414cm" svg:y="1.1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      </text:list-item>
            </text:list>
          </table:table-cell>
          <table:table-cell table:style-name="Table2.A1" office:value-type="string">
            <text:p text:style-name="P5">Input dan Output</text:p>
            <text:p text:style-name="P8"/>
            <text:p text:style-name="P6">Proses sistem dimana suatu orang atau organisasi memasukan <text:span text:style-name="T18">input </text:span>dan menghasilkan <text:span text:style-name="T18">output.</text:span></text:p>
          </table:table-cell>
        </table:table-row>
        <table:table-row table:style-name="Table2.3">
          <table:table-cell table:style-name="Table2.A1" office:value-type="string">
            <text:list xml:id="list141042185324169" text:continue-numbering="true" text:style-name="WWNum5">
              <text:list-item>
                <text:p text:style-name="P31"><draw:custom-shape text:anchor-type="paragraph" draw:z-index="9" draw:name="Rectangle 14" draw:style-name="gr5" draw:text-style-name="P40" svg:width="1.879cm" svg:height="0.821cm" svg:x="0.048cm" svg:y="1.59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Straight Arrow Connector 15" draw:style-name="gr4" draw:text-style-name="P39" svg:width="0.583cm" svg:height="0.003cm" svg:x="1.926cm" svg:y="2.02cm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Oval 16" draw:style-name="gr3" draw:text-style-name="P40" svg:width="1.165cm" svg:height="1.059cm" svg:x="2.508cm" svg:y="1.41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2" draw:name="Straight Arrow Connector 17" draw:style-name="gr2" draw:text-style-name="P39" svg:width="0.742cm" svg:height="0.003cm" svg:x="3.672cm" svg:y="2.02cm"><text:p/><draw:enhanced-geometry draw:mirror-horizontal="false" draw:mirror-vertical="false" svg:viewBox="0 0 21600 21600" draw:type="mso-spt32" draw:enhanced-path="M 0 0 L 21600 21600 N"/></draw:custom-shape><draw:line text:anchor-type="paragraph" draw:z-index="13" draw:name="Straight Connector 18" draw:style-name="gr1" draw:text-style-name="P39" svg:x1="4.413cm" svg:y1="1.596cm" svg:x2="6.291cm" svg:y2="1.597cm"><text:p/></draw:line><draw:line text:anchor-type="paragraph" draw:z-index="14" draw:name="Straight Connector 19" draw:style-name="gr1" draw:text-style-name="P39" svg:x1="4.413cm" svg:y1="2.364cm" svg:x2="6.291cm" svg:y2="2.365cm"><text:p/></draw:line></text:p>
              </text:list-item>
            </text:list>
          </table:table-cell>
          <table:table-cell table:style-name="Table2.A1" office:value-type="string">
            <text:p text:style-name="P5">Input to Data Store</text:p>
            <text:p text:style-name="P8"/>
            <text:p text:style-name="P6">Proses sistem dimana suatu orang atau organisasi memasukan <text:span text:style-name="T18">input</text:span> dan menyimpan atau mengambil data yang diperlukan.</text:p>
          </table:table-cell>
        </table:table-row>
      </table:table>
      <text:p text:style-name="P10">DAFTAR GAMBAR</text:p>
      <text:p text:style-name="P2"/>
      <text:p text:style-name="P11"><text:span text:style-name="T1">Gambar </text:span><text:span text:style-name="T10">2</text:span><text:span text:style-name="T1">.1</text:span><text:span text:style-name="T3"> </text:span><text:span text:style-name="T9">Halaman Utama</text:span><text:span text:style-name="T5"> </text:span><text:span text:style-name="T9">SIPD</text:span><text:span text:style-name="T3"> <text:tab/> </text:span><text:span text:style-name="T4">9</text:span></text:p>
      <text:p text:style-name="P14"><text:span text:style-name="T2">Gambar 2.2</text:span> <text:span text:style-name="T14">Struktur </text:span>Organisasi<text:tab/> <text:span text:style-name="T14">13</text:span></text:p>
      <text:p text:style-name="P15"><text:span text:style-name="T2">Gambar 3.1</text:span> Diagram Konteks Sistem Berjalan<text:tab/> 48</text:p>
      <text:p text:style-name="P15"><text:span text:style-name="T2">Gambar 3.2</text:span> Diagram Overview Sistem berjalan<text:tab/> 49</text:p>
      <text:p text:style-name="P15"><text:span text:style-name="T2">Gambar 3.3</text:span> Diagram Rinci Proses 1.0 Sistem Berjalan<text:tab/> 50</text:p>
      <text:p text:style-name="P15"><text:span text:style-name="T2">Gambar 3.4</text:span> Diagram Rinci Proses 2.0 Sistem Berjalan<text:tab/> 50</text:p>
      <text:p text:style-name="P15"><text:span text:style-name="T2">Gambar 3.5</text:span> Diagram Rinci Proses 3.0 Sistem Berjalan<text:tab/> 5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50%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.353cm" style:contextual-spacing="true" fo:line-height="150%" fo:text-indent="0cm" style:auto-text-indent="false">
        <style:tab-stops>
          <style:tab-stop style:position="13.335cm" style:leader-style="dotted" style:leader-text="."/>
        </style:tab-stops>
      </style:paragraph-properties>
      <style:text-properties fo:font-weight="bold" officeooo:rsid="000e1d3c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JUDUL" style:family="paragraph" style:parent-style-name="Table_20_Contents">
      <style:paragraph-properties fo:line-height="100%" fo:text-align="justify" style:justify-single-word="false">
        <style:tab-stops>
          <style:tab-stop style:position="14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fo:font-size="12pt" fo:language="en" fo:country="US" fo:font-weight="bold" officeooo:rsid="000e1d3c" style:letter-kerning="false" style:font-name-asian="Calibri" style:font-family-asian="Calibri" style:font-family-generic-asian="system" style:font-pitch-asian="variable" style:font-size-asian="12pt" style:language-asian="en" style:country-asian="US" style:font-weight-asian="bold" style:font-name-complex="Arial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_20_Judul" style:display-name="Sub Judul" style:family="paragraph" style:parent-style-name="JUDUL" style:default-outline-level="">
      <loext:graphic-properties draw:fill="none" draw:fill-color="#729fcf"/>
      <style:paragraph-properties fo:margin-left="1cm" fo:margin-right="0cm" fo:margin-top="0cm" fo:margin-bottom="0.353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14cm" style:type="right" style:leader-style="dotted" style:leader-text="."/>
        </style:tab-stops>
      </style:paragraph-properties>
      <style:text-properties fo:font-weight="normal" officeooo:rsid="000e1d3c" style:font-weight-asian="normal" style:font-weight-complex="normal"/>
    </style:style>
    <style:style style:name="Anak_20_Sub_20_Judul" style:display-name="Anak Sub Judul" style:family="paragraph" style:parent-style-name="Sub_20_Judul">
      <style:text-properties officeooo:rsid="0010df1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_20_Paragraph_20_Char" style:display-name="List Paragraph Char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x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1T08:24:00</meta:creation-date>
    <meta:initial-creator>Budiono</meta:initial-creator>
    <dc:language>en-US</dc:language>
    <dc:date>2021-07-16T14:10:40.106825360</dc:date>
    <meta:editing-cycles>31</meta:editing-cycles>
    <meta:editing-duration>PT3H24M17S</meta:editing-duration>
    <meta:generator>LibreOffice/7.1.4.2$Linux_X86_64 LibreOffice_project/10$Build-2</meta:generator>
    <dc:creator>Aska Erlangga</dc:creator>
    <meta:document-statistic meta:table-count="2" meta:image-count="0" meta:object-count="0" meta:page-count="5" meta:paragraph-count="76" meta:word-count="367" meta:character-count="2306" meta:non-whitespace-character-count="19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